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11" style:family="paragraph" style:parent-style-name="Standard" style:list-style-name="L1">
      <style:text-properties officeooo:rsid="001e3fd1" officeooo:paragraph-rsid="001e3fd1"/>
    </style:style>
    <style:style style:name="P12" style:family="paragraph" style:parent-style-name="Standard" style:list-style-name="L2">
      <style:text-properties officeooo:rsid="001e3fd1" officeooo:paragraph-rsid="001e3fd1"/>
    </style:style>
    <style:style style:name="P13" style:family="paragraph" style:parent-style-name="Standard" style:list-style-name="L1">
      <style:text-properties officeooo:rsid="002193ed" officeooo:paragraph-rsid="002193ed"/>
    </style:style>
    <style:style style:name="P14" style:family="paragraph" style:parent-style-name="Standard" style:list-style-name="L2">
      <style:text-properties officeooo:rsid="002193ed" officeooo:paragraph-rsid="002193ed"/>
    </style:style>
    <style:style style:name="P15" style:family="paragraph" style:parent-style-name="Standard" style:list-style-name="L3">
      <style:text-properties officeooo:rsid="00233c70" officeooo:paragraph-rsid="00233c70"/>
    </style:style>
    <style:style style:name="P16" style:family="paragraph" style:parent-style-name="Standard" style:list-style-name="L4">
      <style:text-properties officeooo:rsid="002752ea" officeooo:paragraph-rsid="002752ea"/>
    </style:style>
    <style:style style:name="P17" style:family="paragraph" style:parent-style-name="Standard" style:list-style-name="L4">
      <style:text-properties officeooo:rsid="002aada8" officeooo:paragraph-rsid="002aada8"/>
    </style:style>
    <style:style style:name="P18" style:family="paragraph" style:parent-style-name="Standard" style:list-style-name="L4">
      <style:text-properties officeooo:rsid="00291122" officeooo:paragraph-rsid="00291122"/>
    </style:style>
    <style:style style:name="P19" style:family="paragraph" style:parent-style-name="Standard">
      <style:text-properties officeooo:rsid="003e2886" officeooo:paragraph-rsid="003e2886"/>
    </style:style>
    <style:style style:name="P20" style:family="paragraph" style:parent-style-name="Standard">
      <style:text-properties officeooo:rsid="001c8823" officeooo:paragraph-rsid="001c8823"/>
    </style:style>
    <style:style style:name="P21" style:family="paragraph" style:parent-style-name="Standard">
      <style:text-properties officeooo:rsid="003e7fd4" officeooo:paragraph-rsid="003e7fd4"/>
    </style:style>
    <style:style style:name="P22" style:family="paragraph" style:parent-style-name="Standard">
      <style:text-properties officeooo:rsid="0041f79e" officeooo:paragraph-rsid="0041f79e"/>
    </style:style>
    <style:style style:name="P2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2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2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26" style:family="paragraph" style:parent-style-name="Standard">
      <style:text-properties officeooo:rsid="00427f1b" officeooo:paragraph-rsid="00427f1b"/>
    </style:style>
    <style:style style:name="P27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28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29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30" style:family="paragraph" style:parent-style-name="Standard">
      <style:text-properties officeooo:rsid="0035a363" officeooo:paragraph-rsid="0035a363"/>
    </style:style>
    <style:style style:name="P31" style:family="paragraph" style:parent-style-name="Standard">
      <style:text-properties officeooo:rsid="0043c59c" officeooo:paragraph-rsid="0043c59c"/>
    </style:style>
    <style:style style:name="P32" style:family="paragraph" style:parent-style-name="Standard">
      <style:text-properties officeooo:rsid="0043c59c" officeooo:paragraph-rsid="00480341"/>
    </style:style>
    <style:style style:name="P33" style:family="paragraph" style:parent-style-name="Standard">
      <style:text-properties officeooo:rsid="0043c59c" officeooo:paragraph-rsid="00499852"/>
    </style:style>
    <style:style style:name="P34" style:family="paragraph" style:parent-style-name="Standard">
      <style:text-properties officeooo:rsid="0043c59c" officeooo:paragraph-rsid="004d7258"/>
    </style:style>
    <style:style style:name="P35" style:family="paragraph" style:parent-style-name="Standard">
      <style:paragraph-properties fo:break-before="page"/>
      <style:text-properties officeooo:rsid="003e7fd4" officeooo:paragraph-rsid="003e7fd4"/>
    </style:style>
    <style:style style:name="P36" style:family="paragraph" style:parent-style-name="Standard">
      <style:paragraph-properties fo:break-before="page"/>
      <style:text-properties officeooo:rsid="0035a363" officeooo:paragraph-rsid="0035a363"/>
    </style:style>
    <style:style style:name="P37" style:family="paragraph" style:parent-style-name="Frame_20_contents">
      <style:text-properties officeooo:paragraph-rsid="002f7908"/>
    </style:style>
    <style:style style:name="P38" style:family="paragraph" style:parent-style-name="Frame_20_contents">
      <style:text-properties officeooo:paragraph-rsid="003136c3"/>
    </style:style>
    <style:style style:name="P39" style:family="paragraph">
      <loext:graphic-properties draw:fill="solid" draw:fill-color="#820f71"/>
    </style:style>
    <style:style style:name="P40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63447"/>
    </style:style>
    <style:style style:name="T9" style:family="text">
      <style:text-properties officeooo:rsid="00480341"/>
    </style:style>
    <style:style style:name="T10" style:family="text">
      <style:text-properties officeooo:rsid="00499852"/>
    </style:style>
    <style:style style:name="T11" style:family="text">
      <style:text-properties officeooo:rsid="0049f0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21">Модуль просмотра от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2722260716" text:style-name="L1">
        <text:list-item>
          <text:p text:style-name="P11">Совершает запуск сервера и подключение к нему</text:p>
        </text:list-item>
        <text:list-item>
          <text:p text:style-name="P13">Хранит текущие параметры установки</text:p>
        </text:list-item>
        <text:list-item>
          <text:p text:style-name="P11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1890123691" text:style-name="L2">
        <text:list-item>
          <text:p text:style-name="P12">Совершает подключение к камере</text:p>
        </text:list-item>
        <text:list-item>
          <text:p text:style-name="P14">Хранит текущие параметры камеры</text:p>
        </text:list-item>
        <text:list-item>
          <text:p text:style-name="P12">Формирует запросы к камере</text:p>
        </text:list-item>
        <text:list-item>
          <text:p text:style-name="P12">Управляет сохранением изображений</text:p>
        </text:list-item>
      </text:list>
      <text:p text:style-name="P4">3. Класс просмотра готовых изображений</text:p>
      <text:list xml:id="list1837506804" text:style-name="L3">
        <text:list-item>
          <text:p text:style-name="P15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10">Интерфейс</text:p>
      <text:p text:style-name="P6"/>
      <text:p text:style-name="P7">Функции:</text:p>
      <text:list xml:id="list3310031261" text:style-name="L4">
        <text:list-item>
          <text:p text:style-name="P16">Ручной режим управления станком</text:p>
          <text:list>
            <text:list-item>
              <text:p text:style-name="P17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17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16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16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18">Режим проведения фотосъемки <text:span text:style-name="T1">изделия</text:span></text:p>
          <text:list>
            <text:list-item>
              <text:p text:style-name="P18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1" draw:name="Фигура1" draw:style-name="gr2" draw:text-style-name="P40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4" draw:name="Фигура2" draw:style-name="gr5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6" draw:name="Фигура2" draw:style-name="gr7" svg:width="8.362cm" svg:height="9.949cm" svg:x="1.275cm" svg:y="2.312cm"><text:p text:style-name="P37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39" svg:width="7.226cm" svg:height="0.768cm" svg:x="10.271cm" svg:y="6.593cm"><text:p text:style-name="P37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39" svg:width="7.145cm" svg:height="1.747cm" svg:x="10.324cm" svg:y="2.577cm"><text:p text:style-name="P37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39" svg:width="7.145cm" svg:height="0.768cm" svg:x="10.326cm" svg:y="5.586cm"><text:p text:style-name="P37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39" svg:width="7.171cm" svg:height="0.768cm" svg:x="10.273cm" svg:y="11.412cm"><text:p text:style-name="P37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39" svg:width="7.092cm" svg:height="0.768cm" svg:x="10.351cm" svg:y="10.432cm"><text:p text:style-name="P37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39" svg:width="7.092cm" svg:height="2.412cm" svg:x="10.347cm" svg:y="7.68cm"><text:p text:style-name="P37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39" svg:width="7.12cm" svg:height="0.768cm" svg:x="10.324cm" svg:y="4.556cm"><text:p text:style-name="P38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36">Как можно выполнять калибровку?</text:p>
      <text:p text:style-name="P25">Хранимые настройки по калибровке:</text:p>
      <text:p text:style-name="P28">1. Высота камеры по вертикальному приводу</text:p>
      <text:p text:style-name="P28">2. Фокус камеры (если он сохраняется)</text:p>
      <text:p text:style-name="P28">3. Увеличение камеры (если оно сохраняется)</text:p>
      <text:p text:style-name="P28">4. Число пикселей на сантиме<text:span text:style-name="T11">тр изделия при такой настройке (однако многое может зависеть от толщины изделия)</text:span></text:p>
      <text:p text:style-name="P29">5. Рабочая зона изображения, которую мы берем при сшивании</text:p>
      <text:p text:style-name="P27"/>
      <text:p text:style-name="P30"/>
      <text:p text:style-name="P24">Кладем линейку или какой-то эталон и отмечаем его длину на изображении расстояние между точками</text:p>
      <text:p text:style-name="P27">1. <text:span text:style-name="T7">Выставляем</text:span> правильное фокусное расстояние на изделии, для которого предназначается настройка</text:p>
      <text:p text:style-name="P26">2. <text:span text:style-name="T7">Кладем</text:span> калибровочную линейку на поле, <text:span text:style-name="T7">изделие убираем</text:span></text:p>
      <text:p text:style-name="P31">3. В поле зрения слева-направо должно попасть хотя бы 2 вертикальные черные полоски линейки длиной в 1 см</text:p>
      <text:p text:style-name="P31"/>
      <text:p text:style-name="P31">4. Алгоритм определяет средний уровень света по всему изображению, <text:span text:style-name="T9">а также наименьший</text:span></text:p>
      <text:p text:style-name="P31">5. Все, что равно <text:span text:style-name="T9">не выше, чем </text:span>½ уровня освещенности между самым низкой яркостью и средней, считаем элементом полоски линейки</text:p>
      <text:p text:style-name="P32">6. Отмечаем цельные области <text:span text:style-name="T9">среди таких точек (с небольшим фиксированным допуском на пробелы)</text:span></text:p>
      <text:p text:style-name="P33"><text:span text:style-name="T9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span></text:p>
      <text:p text:style-name="P33"><text:span text:style-name="T10">На этом же этапе определяем прямоугольные границы полос.</text:span></text:p>
      <text:p text:style-name="P34"><text:span text:style-name="T10">8. Сопоставляем список самых длинных полосок — если они примерно равны, то все хорошо.</text:span></text:p>
      <text:p text:style-name="P34"><text:span text:style-name="T10"><text:line-break/>9. Определяем расстояние между</text:span></text:p>
      <text:p text:style-name="P22"/>
      <text:p text:style-name="P22"/>
      <text:p text:style-name="P19"/>
      <text:p text:style-name="P19"/>
      <text:p text:style-name="P23">Шаблон, на котором на расстоянии 0,5 см друг от друга будут квадраты равного размера какого-либо цвета, например, красного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02T16:28:10.503106412</dc:date>
    <meta:editing-duration>P1DT2H41M52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4" meta:paragraph-count="52" meta:word-count="424" meta:character-count="3006" meta:non-whitespace-character-count="2631"/>
  </office:meta>
</office:document-meta>
</file>